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cc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family="BabelSans" style:font-family-generic="swiss" style:font-pitch="variable"/>
    </style:style>
    <style:style style:name="P3" style:family="paragraph">
      <style:paragraph-properties fo:margin-left="0cm" fo:margin-right="0cm" fo:text-align="center" fo:text-indent="0cm"/>
      <style:text-properties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family="BabelSans" style:font-family-generic="swiss" style:font-pitch="variable"/>
    </style:style>
    <style:style style:name="T2" style:family="text">
      <style:text-properties fo:font-family="BabelSans" style:font-family-generic="swiss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4.17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5cm" svg:height="6.35cm" svg:x="11.795cm" svg:y="2.2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35cm" svg:height="1.52cm" svg:x="4.175cm" svg:y="8.62cm">
          <draw:text-box>
            <text:p text:style-name="P2"><text:span text:style-name="T1">Node 1</text:span></text:p>
          </draw:text-box>
        </draw:frame>
        <draw:frame draw:style-name="gr3" draw:text-style-name="P2" draw:layer="layout" svg:width="6.35cm" svg:height="1.52cm" svg:x="11.795cm" svg:y="8.62cm">
          <draw:text-box>
            <text:p text:style-name="P2"><text:span text:style-name="T1">Node 2</text:span></text:p>
          </draw:text-box>
        </draw:frame>
        <draw:frame draw:style-name="gr4" draw:text-style-name="P2" draw:layer="layout" svg:width="5.08cm" svg:height="0.975cm" svg:x="4.81cm" svg:y="4.175cm">
          <draw:text-box>
            <text:p text:style-name="P2"><text:span text:style-name="T1">MySQL</text:span></text:p>
          </draw:text-box>
        </draw:frame>
        <draw:frame draw:style-name="gr4" draw:text-style-name="P2" draw:layer="layout" svg:width="5.08cm" svg:height="0.975cm" svg:x="4.81cm" svg:y="5.445cm">
          <draw:text-box>
            <text:p text:style-name="P2"><text:span text:style-name="T1">Liferay Portal</text:span></text:p>
          </draw:text-box>
        </draw:frame>
        <draw:frame draw:style-name="gr4" draw:text-style-name="P2" draw:layer="layout" svg:width="5.08cm" svg:height="0.975cm" svg:x="4.81cm" svg:y="3.2cm">
          <draw:text-box>
            <text:p text:style-name="P2"><text:span text:style-name="T1">192.168.2.1</text:span></text:p>
          </draw:text-box>
        </draw:frame>
        <draw:frame draw:style-name="gr4" draw:text-style-name="P2" draw:layer="layout" svg:width="5.08cm" svg:height="0.975cm" svg:x="12.43cm" svg:y="2.905cm">
          <draw:text-box>
            <text:p text:style-name="P2"><text:span text:style-name="T1">192.168.2.2</text:span></text:p>
          </draw:text-box>
        </draw:frame>
        <draw:frame draw:style-name="gr4" draw:text-style-name="P2" draw:layer="layout" svg:width="5.08cm" svg:height="0.975cm" svg:x="12.43cm" svg:y="4.175cm">
          <draw:text-box>
            <text:p text:style-name="P2"><text:span text:style-name="T1">Apache</text:span></text:p>
          </draw:text-box>
        </draw:frame>
        <draw:frame draw:style-name="gr4" draw:text-style-name="P2" draw:layer="layout" svg:width="5.08cm" svg:height="0.975cm" svg:x="12.43cm" svg:y="5.445cm">
          <draw:text-box>
            <text:p text:style-name="P2"><text:span text:style-name="T1">Liferay Portal</text:span></text:p>
          </draw:text-box>
        </draw:frame>
        <draw:frame draw:style-name="gr3" draw:text-style-name="P3" draw:layer="layout" svg:width="13.97cm" svg:height="1.52cm" svg:x="4.175cm" svg:y="1cm">
          <draw:text-box>
            <text:p text:style-name="P3"><text:span text:style-name="T2">Physical Desig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Rich Sezov</meta:initial-creator>
    <meta:creation-date>2008-05-23T17:16:36</meta:creation-date>
    <dc:creator>Rich Sezov</dc:creator>
    <dc:date>2008-05-23T18:44:23</dc:date>
    <meta:editing-cycles>1</meta:editing-cycles>
    <meta:editing-duration>PT57M27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